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5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001000002E9000001C96F396014.png" manifest:media-type="image/png"/>
  <manifest:file-entry manifest:full-path="Pictures/100000010000030000000137939C6002.png" manifest:media-type="image/png"/>
  <manifest:file-entry manifest:full-path="Pictures/100000010000016800000168F2A2D309.png" manifest:media-type="image/png"/>
  <manifest:file-entry manifest:full-path="Pictures/1000000000000CEC000009B1F1F5393E.png" manifest:media-type="image/png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 loext:decorative="false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 loext:decorative="false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 loext:decorative="false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 loext:decorative="false"/>
      <style:paragraph-properties style:writing-mode="lr-tb"/>
    </style:style>
    <style:style style:name="gr13" style:family="graphic" style:parent-style-name="Обычный_5f_1">
      <style:graphic-properties draw:stroke="none" draw:fill="none" fo:min-height="0.738cm" loext:decorative="false"/>
      <style:paragraph-properties style:writing-mode="lr-tb"/>
    </style:style>
    <style:style style:name="gr14" style:family="graphic" style:parent-style-name="Обычный_5f_1_5f_1_5f_1_5f_9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Обычный_5f_1_5f_1_5f_1_5f_6_5f_1">
      <style:graphic-properties draw:stroke="none" draw:fill="none" fo:min-height="0.987cm" loext:decorative="false"/>
      <style:paragraph-properties style:writing-mode="lr-tb"/>
    </style:style>
    <style:style style:name="gr16" style:family="graphic" style:parent-style-name="Обычный_5f_1_5f_1_5f_1_5f_13">
      <style:graphic-properties draw:stroke="none" draw:fill="none" fo:min-height="0.738cm" loext:decorative="false"/>
      <style:paragraph-properties style:writing-mode="lr-tb"/>
    </style:style>
    <style:style style:name="gr17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Обычный_5f_1_5f_1_5f_1_5f_9_5f_1">
      <style:graphic-properties draw:stroke="none" draw:fill="none" fo:min-height="0.75cm" loext:decorative="false"/>
      <style:paragraph-properties style:writing-mode="lr-tb"/>
    </style:style>
    <style:style style:name="gr19" style:family="graphic" style:parent-style-name="Обычный_5f_1_5f_1_5f_1_5f_7">
      <style:graphic-properties draw:stroke="none" draw:fill="none" fo:min-height="0.987cm" loext:decorative="false"/>
      <style:paragraph-properties style:writing-mode="lr-tb"/>
    </style:style>
    <style:style style:name="gr2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22" style:family="graphic" style:parent-style-name="Обычный_5f_1">
      <style:graphic-properties draw:stroke="none" draw:fill="none" fo:min-height="0.75cm" loext:decorative="false"/>
      <style:paragraph-properties style:writing-mode="lr-tb"/>
    </style:style>
    <style:style style:name="gr23" style:family="graphic" style:parent-style-name="Обычный_5f_1">
      <style:graphic-properties draw:stroke="none" draw:fill="none" fo:min-height="4.978cm" loext:decorative="false"/>
      <style:paragraph-properties style:writing-mode="lr-tb"/>
    </style:style>
    <style:style style:name="gr24" style:family="graphic" style:parent-style-name="Обычный_5f_1_5f_1_5f_1_5f_14">
      <style:graphic-properties draw:stroke="none" draw:fill="none" fo:min-height="0.75cm" loext:decorative="false"/>
      <style:paragraph-properties style:writing-mode="lr-tb"/>
    </style:style>
    <style:style style:name="gr25" style:family="graphic" style:parent-style-name="Обычный_5f_1_5f_1_5f_1_5f_14">
      <style:graphic-properties draw:stroke="none" draw:fill="none" fo:min-height="4.97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27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 loext:decorative="false"/>
      <style:paragraph-properties style:writing-mode="lr-tb"/>
    </style:style>
    <style:style style:name="gr2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3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1" style:family="graphic" style:parent-style-name="Обычный_5f_1">
      <style:graphic-properties draw:stroke="none" draw:fill="none" fo:min-height="0.556cm" loext:decorative="false"/>
      <style:paragraph-properties style:writing-mode="lr-tb"/>
    </style:style>
    <style:style style:name="gr32" style:family="graphic" style:parent-style-name="Обычный_5f_1">
      <style:graphic-properties draw:stroke="none" draw:fill="none" fo:min-height="1.66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gr34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35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 loext:decorative="false"/>
      <style:paragraph-properties style:writing-mode="lr-tb"/>
    </style:style>
    <style:style style:name="gr36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 loext:decorative="false"/>
      <style:paragraph-properties style:writing-mode="lr-tb"/>
    </style:style>
    <style:style style:name="gr37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 loext:decorative="false"/>
      <style:paragraph-properties style:writing-mode="lr-tb"/>
    </style:style>
    <style:style style:name="gr38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 loext:decorative="false"/>
      <style:paragraph-properties style:writing-mode="lr-tb"/>
    </style:style>
    <style:style style:name="gr39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 loext:decorative="false"/>
      <style:paragraph-properties style:writing-mode="lr-tb"/>
    </style:style>
    <style:style style:name="gr40" style:family="graphic" style:parent-style-name="Объект_20_без_20_заливки_5f_2_5f_1_5f_1">
      <style:graphic-properties draw:marker-end="Arrow" draw:marker-end-width="0.3cm" draw:fill="none" draw:textarea-vertical-align="middle" loext:decorative="false"/>
    </style:style>
    <style:style style:name="gr4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 loext:decorative="false"/>
      <style:paragraph-properties style:writing-mode="lr-tb"/>
    </style:style>
    <style:style style:name="gr42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 style:writing-mode="lr-tb" loext:decorative="false"/>
      <style:paragraph-properties style:writing-mode="lr-tb"/>
    </style:style>
    <style:style style:name="gr43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 style:writing-mode="lr-tb" loext:decorative="false"/>
      <style:paragraph-properties style:writing-mode="lr-tb"/>
    </style:style>
    <style:style style:name="gr44" style:family="graphic" style:parent-style-name="Обычный_5f_3_5f_4_5f_1_5f_1">
      <style:graphic-properties draw:textarea-horizontal-align="justify" draw:textarea-vertical-align="middle" draw:auto-grow-height="false" fo:min-height="1.35cm" fo:min-width="7.3cm" style:writing-mode="lr-tb" loext:decorative="false"/>
      <style:paragraph-properties style:writing-mode="lr-tb"/>
    </style:style>
    <style:style style:name="gr45" style:family="graphic" style:parent-style-name="Обычный_5f_3_5f_4_5f_1_5f_1">
      <style:graphic-properties draw:textarea-horizontal-align="justify" draw:textarea-vertical-align="middle" draw:auto-grow-height="false" fo:min-height="2.35cm" fo:min-width="5.5cm" style:writing-mode="lr-tb" loext:decorative="false"/>
      <style:paragraph-properties style:writing-mode="lr-tb"/>
    </style:style>
    <style:style style:name="gr46" style:family="graphic" style:parent-style-name="Обычный_5f_3_5f_4_5f_1_5f_1">
      <style:graphic-properties draw:textarea-horizontal-align="justify" draw:textarea-vertical-align="middle" draw:auto-grow-height="false" fo:min-height="1.55cm" fo:min-width="7.5cm" style:writing-mode="lr-tb" loext:decorative="false"/>
      <style:paragraph-properties style:writing-mode="lr-tb"/>
    </style:style>
    <style:style style:name="gr47" style:family="graphic" style:parent-style-name="Обычный_5f_3_5f_4_5f_1_5f_1">
      <style:graphic-properties draw:textarea-horizontal-align="justify" draw:textarea-vertical-align="middle" draw:auto-grow-height="false" fo:min-height="1.75cm" fo:min-width="4.193cm" style:writing-mode="lr-tb" loext:decorative="false"/>
      <style:paragraph-properties style:writing-mode="lr-tb"/>
    </style:style>
    <style:style style:name="gr48" style:family="graphic" style:parent-style-name="Обычный_5f_3_5f_4_5f_1_5f_1">
      <style:graphic-properties fo:min-height="0cm" fo:min-width="0cm" style:writing-mode="lr-tb" loext:decorative="false"/>
      <style:paragraph-properties style:writing-mode="lr-tb"/>
    </style:style>
    <style:style style:name="gr49" style:family="graphic" style:parent-style-name="Обычный_5f_3_5f_4_5f_1_5f_1">
      <style:graphic-properties draw:textarea-horizontal-align="justify" draw:textarea-vertical-align="middle" draw:auto-grow-height="false" fo:min-height="2.55cm" fo:min-width="7.9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 loext:decorative="false"/>
      <style:paragraph-properties style:writing-mode="lr-tb"/>
    </style:style>
    <style:style style:name="gr52" style:family="graphic" style:parent-style-name="Базовый_5f_1">
      <style:graphic-properties draw:stroke="none" draw:fill="none" fo:min-height="8.701cm" loext:decorative="false"/>
      <style:paragraph-properties style:writing-mode="lr-tb"/>
    </style:style>
    <style:style style:name="gr53" style:family="graphic" style:parent-style-name="Базовый_5f_1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title">
      <style:graphic-properties fo:min-height="2.397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fo:min-height="0.945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1.138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fo:min-height="1.08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1.4cm" loext:decorative="false"/>
      <style:paragraph-properties style:writing-mode="lr-tb"/>
    </style:style>
    <style:style style:name="pr11" style:family="presentation" style:parent-style-name="Inspiration-subtitle">
      <style:graphic-properties draw:fill-color="#ffffff" fo:min-height="0.8cm" loext:decorative="false"/>
      <style:paragraph-properties style:writing-mode="lr-tb"/>
    </style:style>
    <style:style style:name="pr12" style:family="presentation" style:parent-style-name="Inspiration-title">
      <style:graphic-properties fo:min-height="1.974cm" loext:decorative="false"/>
      <style:paragraph-properties style:writing-mode="lr-tb"/>
    </style:style>
    <style:style style:name="pr13" style:family="presentation" style:parent-style-name="Inspiration-subtitle">
      <style:graphic-properties draw:fill-color="#ffffff" fo:min-height="9.44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ccf4c6"/>
    </style:style>
    <style:style style:name="P13" style:family="paragraph">
      <loext:graphic-properties draw:fill="solid" draw:fill-color="#aadcf7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5" style:family="paragraph">
      <loext:graphic-properties draw:fill="solid" draw:fill-color="#ccf4c6"/>
      <style:paragraph-properties fo:text-align="center"/>
      <style:text-properties fo:font-size="18pt"/>
    </style:style>
    <style:style style:name="P16" style:family="paragraph">
      <loext:graphic-properties draw:fill="solid" draw:fill-color="#f2cbf8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9cfb5"/>
      <style:paragraph-properties fo:text-align="start"/>
      <style:text-properties fo:font-size="18pt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="none"/>
    </style:style>
    <style:style style:name="P21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0" style:family="paragraph"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2" style:family="text">
      <style:text-properties style:font-name="Arial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37" style:family="text">
      <style:text-properties style:font-name="DejaVu Sans" fo:font-size="14pt" style:font-size-asian="14pt" style:font-size-complex="14pt"/>
    </style:style>
    <style:style style:name="T38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01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3" draw:text-style-name="P10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6" draw:text-style-name="P14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5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7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10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8" draw:layer="layout" svg:width="13cm" svg:height="3.199cm" svg:x="1cm" svg:y="15.938cm">
          <draw:text-box>
            <text:p text:style-name="P2"><text:span text:style-name="T14">задача:</text:span><text:span text:style-name="T10"> </text:span></text:p>
            <text:p><text:span text:style-name="T10">заданы данные </text:span><text:span text:style-name="T15">X,Y</text:span><text:span text:style-name="T10"> и вид функции</text:span><text:span text:style-name="T15"> f</text:span></text:p>
            <text:p><text:span text:style-name="T10">найти вектор параметров </text:span><text:span text:style-name="T15">w</text:span><text:span text:style-name="T10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9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4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9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10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9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7" draw:text-style-name="P17" draw:layer="layout" svg:width="9.501cm" svg:height="9.501cm" svg:x="2cm" svg:y="9.4cm">
          <draw:image xlink:href="Pictures/100000010000016800000168F2A2D309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8" draw:text-style-name="P20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1" draw:layer="layout" svg:width="8.6cm" svg:height="0.945cm" svg:x="17.251cm" svg:y="16.6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9" draw:text-style-name="P19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3" draw:text-style-name="P10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10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1" draw:layer="layout" svg:width="8.6cm" svg:height="0.945cm" svg:x="8.251cm" svg:y="18.6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draw:frame draw:style-name="gr20" draw:text-style-name="P17" draw:layer="layout" svg:width="20.319cm" svg:height="8.228cm" svg:x="2.4cm" svg:y="9cm">
          <draw:image xlink:href="Pictures/100000010000030000000137939C6002.png" xlink:type="simple" xlink:show="embed" xlink:actuate="onLoad" draw:mime-type="image/png">
            <text:p/>
          </draw:image>
        </draw:frame>
        <draw:frame draw:style-name="gr3" draw:text-style-name="P10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19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8" draw:text-style-name="P20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" draw:text-style-name="P10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10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1" draw:layer="layout" svg:width="7.6cm" svg:height="1.138cm" svg:x="10.744cm" svg:y="10.4cm">
          <draw:text-box>
            <text:list text:style-name="L1">
              <text:list-header>
                <text:p text:style-name="P2"><text:span text:style-name="T13">- отступ объекта </text:span><text:span text:style-name="T12">х</text:span></text:p>
              </text:list-header>
            </text:list>
          </draw:text-box>
        </draw:frame>
        <draw:frame presentation:style-name="pr9" draw:text-style-name="P22" draw:layer="layout" svg:width="21.6cm" svg:height="1.08cm" svg:x="2cm" svg:y="5.12cm">
          <draw:text-box>
            <text:list text:style-name="L1">
              <text:list-header>
                <text:p text:style-name="P2"><text:span text:style-name="T18">функционал эмпирического риска</text:span><text:span text:style-name="T19">, (число ошибок)</text:span></text:p>
              </text:list-header>
            </text:list>
          </draw:text-box>
        </draw:frame>
        <draw:frame draw:style-name="gr3" draw:text-style-name="P10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9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3" draw:text-style-name="P10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8" draw:text-style-name="P20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3" draw:text-style-name="P10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1" draw:layer="layout" svg:width="8.6cm" svg:height="0.945cm" svg:x="7.4cm" svg:y="15.255cm">
          <draw:text-box>
            <text:list text:style-name="L1">
              <text:list-header>
                <text:p text:style-name="P2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1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2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3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" draw:text-style-name="P10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4" draw:text-style-name="P23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25" draw:text-style-name="P23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26" draw:text-style-name="P20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определим </text:span><text:span text:style-name="T12">функцию потери L(M) - </text:span><text:span text:style-name="T13">невозрастающая, неотрицательная</text:span></text:p>
          </draw:text-box>
        </draw:frame>
        <draw:frame draw:style-name="gr3" draw:text-style-name="P10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" draw:text-style-name="P10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27" draw:text-style-name="P10" draw:layer="layout" svg:width="17.047cm" svg:height="10.456cm" svg:x="0.753cm" svg:y="8.544cm">
          <draw:image xlink:href="Pictures/10000001000002E9000001C96F396014.png" xlink:type="simple" xlink:show="embed" xlink:actuate="onLoad" draw:mime-type="image/png">
            <text:p/>
          </draw:image>
        </draw:frame>
        <draw:frame draw:style-name="gr3" draw:text-style-name="P10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10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" draw:text-style-name="P10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10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10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8" draw:text-style-name="P24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28" draw:text-style-name="P24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28" draw:text-style-name="P24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29" draw:text-style-name="P24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30" draw:text-style-name="P24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3" draw:text-style-name="P10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31" draw:text-style-name="P25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32" draw:text-style-name="P25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31" draw:text-style-name="P26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9"> линейный классификатор</text:span></text:p>
          </draw:text-box>
        </draw:frame>
        <draw:frame draw:style-name="gr3" draw:text-style-name="P10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0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1" draw:text-style-name="P19" draw:layer="layout" svg:width="11.8cm" svg:height="1cm" svg:x="8.8cm" svg:y="12.98cm">
          <draw:text-box>
            <text:p><text:span text:style-name="T10">- отступ на объекте </text:span><text:span text:style-name="T11">x</text:span><text:span text:style-name="T10"> класса </text:span><text:span text:style-name="T11">y</text:span></text:p>
          </draw:text-box>
        </draw:frame>
        <draw:frame draw:style-name="gr3" draw:text-style-name="P10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3" draw:text-style-name="P27" draw:layer="layout" svg:width="16.445cm" svg:height="2.384cm" svg:x="2.555cm" svg:y="3.8cm">
          <draw:text-box>
            <text:p text:style-name="P10"><text:span text:style-name="T13">рассмотрим линейный классификатор,</text:span></text:p>
            <text:p text:style-name="P10"><text:span text:style-name="T13"/></text:p>
            <text:p text:style-name="P10"><text:span text:style-name="T13">дискриминантная функция f(x,w) это гиперплоскость</text:span></text:p>
          </draw:text-box>
        </draw:frame>
        <draw:frame draw:style-name="gr3" draw:text-style-name="P10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20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22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3" draw:text-style-name="P10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0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1" draw:layer="layout" svg:width="12.6cm" svg:height="0.8cm" svg:x="10.8cm" svg:y="14.176cm">
          <draw:text-box>
            <text:p text:style-name="P2"><text:span text:style-name="T23">- вектор градиента ф-ции </text:span><text:span text:style-name="T11">Q</text:span></text:p>
          </draw:text-box>
        </draw:frame>
        <draw:frame presentation:style-name="pr10" draw:text-style-name="P21" draw:layer="layout" svg:width="20.2cm" svg:height="1.4cm" svg:x="2cm" svg:y="10.6cm">
          <draw:text-box>
            <text:p><text:span text:style-name="T2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34" draw:text-style-name="P29" xml:id="id1" draw:id="id1" draw:layer="layout" svg:width="7.704cm" svg:height="1.2cm" svg:x="2.496cm" svg:y="5.8cm">
          <text:p text:style-name="P28"><text:span text:style-name="T17">инициализиров</text:span><text:span text:style-name="T17">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35" draw:text-style-name="P30" xml:id="id2" draw:id="id2" draw:layer="layout" svg:width="9.493cm" svg:height="1cm" svg:x="7.307cm" svg:y="8.8cm">
          <text:p text:style-name="P30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36" draw:text-style-name="P31" xml:id="id3" draw:id="id3" draw:layer="layout" svg:width="8.688cm" svg:height="2.8cm" svg:x="7.712cm" svg:y="10.8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3" xml:id="id4" draw:id="id4" draw:layer="layout" svg:width="3.097cm" svg:height="1.703cm" svg:x="18.303cm" svg:y="12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0" xml:id="id5" draw:id="id5" draw:layer="layout" svg:width="7.2cm" svg:height="2.2cm" svg:x="6.6cm" svg:y="15.6cm">
          <text:p text:style-name="P30"><text:span text:style-name="T17">значение </text:span></text:p>
          <text:p text:style-name="P30"><text:span text:style-name="T17">градиент</text:span><text:span text:style-name="T17">а </text:span><text:span text:style-name="T16">∇Q(</text:span><text:span text:style-name="T24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6" draw:id="id6" draw:layer="layout" svg:width="5.8cm" svg:height="2.6cm" svg:x="1.4cm" svg:y="11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4">w</text:span><text:span text:style-name="T16">:=</text:span><text:span text:style-name="T24">w</text:span><text:span text:style-name="T16">−η⋅∇Q(</text:span><text:span text:style-name="T24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0" draw:text-style-name="P17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40" draw:text-style-name="P17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40" draw:text-style-name="P17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40" draw:text-style-name="P17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40" draw:text-style-name="P17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40" draw:text-style-name="P17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5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6">стохастический градиентный спуск (SGD)</text:span></text:p>
          </draw:text-box>
        </draw:frame>
        <draw:custom-shape draw:style-name="gr41" draw:text-style-name="P29" xml:id="id7" draw:id="id7" draw:layer="layout" svg:width="7.704cm" svg:height="1.2cm" svg:x="1.096cm" svg:y="5cm">
          <text:p text:style-name="P28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9" draw:id="id9" draw:layer="layout" svg:width="6cm" svg:height="1.8cm" svg:x="7.8cm" svg:y="9.4cm">
          <text:p text:style-name="P30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33" xml:id="id10" draw:id="id10" draw:layer="layout" svg:width="3cm" svg:height="1.8cm" svg:x="19.4cm" svg:y="9.4cm">
          <text:p text:style-name="P32"><text:span text:style-name="T10">конец </text:span></text:p>
          <text:p text:style-name="P32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xml:id="id12" draw:id="id12" draw:layer="layout" svg:width="7.8cm" svg:height="1.6cm" svg:x="18.4cm" svg:y="13.8cm">
          <text:p text:style-name="P30"><text:span text:style-name="T17">вычисляем значение </text:span></text:p>
          <text:p text:style-name="P30"><text:span text:style-name="T17">градиента </text:span><text:span text:style-name="T16">∇Q(</text:span><text:span text:style-name="T24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30" xml:id="id13" draw:id="id13" draw:layer="layout" svg:width="6cm" svg:height="2.6cm" svg:x="13.4cm" svg:y="16.2cm">
          <text:p text:style-name="P30"><text:span text:style-name="T17">корректируем </text:span></text:p>
          <text:p text:style-name="P30"><text:span text:style-name="T17">параметры </text:span></text:p>
          <text:p text:style-name="P30"><text:span text:style-name="T24">w</text:span><text:span text:style-name="T16">:=</text:span><text:span text:style-name="T24">w</text:span><text:span text:style-name="T16">−η⋅∇Q(</text:span><text:span text:style-name="T24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40" draw:text-style-name="P17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40" draw:text-style-name="P17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40" draw:text-style-name="P17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40" draw:text-style-name="P17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40" draw:text-style-name="P17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40" draw:text-style-name="P17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46" draw:text-style-name="P30" xml:id="id8" draw:id="id8" draw:layer="layout" svg:width="8cm" svg:height="1.8cm" svg:x="6.8cm" svg:y="6.8cm">
          <text:p text:style-name="P30"><text:span text:style-name="T17">вычисляем суммарную</text:span></text:p>
          <text:p text:style-name="P30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47" draw:text-style-name="P30" xml:id="id11" draw:id="id11" draw:layer="layout" svg:width="4.693cm" svg:height="2cm" svg:x="12.6cm" svg:y="11.4cm">
          <text:p text:style-name="P30"><text:span text:style-name="T28">выбираем </text:span></text:p>
          <text:p text:style-name="P30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15" draw:id="id15" draw:layer="layout" svg:width="7.004cm" svg:height="2.607cm" svg:x="2.298cm" svg:y="12.393cm">
          <text:p text:style-name="P34">корректируем </text:p>
          <text:p text:style-name="P34">суммарную потерю</text:p>
          <text:p text:style-name="P34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xml:id="id14" draw:id="id14" draw:layer="layout" svg:width="8.4cm" svg:height="2.8cm" svg:x="1.4cm" svg:y="16.6cm">
          <text:p text:style-name="P30"><text:span text:style-name="T17">вычисляем </text:span></text:p>
          <text:p text:style-name="P30"><text:span text:style-name="T17">потерю для объекта </text:span><text:span text:style-name="T16">x</text:span><text:span text:style-name="T27">j</text:span></text:p>
          <text:p text:style-name="P30"><text:span text:style-name="T17"><text:s/></text:span><text:span text:style-name="T16">Q</text:span><text:span text:style-name="T27">j</text:span><text:span text:style-name="T16">=Q(w</text:span><text:span text:style-name="T24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0" draw:text-style-name="P17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50" draw:text-style-name="P17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50" draw:text-style-name="P17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3" draw:text-style-name="P22" draw:layer="layout" svg:width="19.2cm" svg:height="9.441cm" svg:x="4.2cm" svg:y="5.959cm">
          <draw:text-box>
            <text:p text:style-name="P2"><text:span text:style-name="T30">«зоопарк» методов</text:span></text:p>
            <text:p text:style-name="P2"><text:span text:style-name="T19"/></text:p>
            <text:list text:style-name="L1">
              <text:list-item>
                <text:p text:style-name="P2"><text:span text:style-name="T19"><text:s/></text:span><text:span text:style-name="T19">вид разделяющей поверхности </text:span><text:span text:style-name="T18">f(x,w)</text:span></text:p>
                <text:p text:style-name="P2"><text:span text:style-name="T19"><text:s/></text:span><text:span text:style-name="T19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30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30">Q(w) </text:span><text:span text:style-name="T31">→</text:span><text:span text:style-name="T32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1" draw:text-style-name="P35" draw:layer="layout" svg:width="26.2cm" svg:height="10cm" svg:x="0.8cm" svg:y="5.8cm">
          <draw:text-box>
            <text:list text:style-name="L2">
              <text:list-item>
                <text:p text:style-name="P2"><text:span text:style-name="T33">линейные методы строят разделяющие поверхности </text:span></text:p>
                <text:p text:style-name="P2"><text:span text:style-name="T33">в пространстве признаков</text:span></text:p>
                <text:p text:style-name="P2"><text:span text:style-name="T33"/></text:p>
              </text:list-item>
              <text:list-item>
                <text:p text:style-name="P2"><text:span text:style-name="T17">использования нелинейных поверхностей позволяет разделять линейно неразделимые наборы</text:span></text:p>
                <text:p text:style-name="P2"><text:span text:style-name="T33"/></text:p>
              </text:list-item>
              <text:list-item>
                <text:p text:style-name="P2"><text:span text:style-name="T33">аппроксимация пороговой ф-ции потерь позволяет использовать градиентные методы оптимизации</text:span></text:p>
                <text:p text:style-name="P2"><text:span text:style-name="T33"/></text:p>
              </text:list-item>
              <text:list-item>
                <text:p text:style-name="P2"><text:span text:style-name="T33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office:forms form:automatic-focus="false" form:apply-design-mode="false"/>
        <draw:frame draw:style-name="gr52" draw:text-style-name="P37" draw:layer="layout" svg:width="21.2cm" svg:height="8.951cm" svg:x="1cm" svg:y="4.4cm">
          <draw:text-box>
            <text:p text:style-name="P36"><text:span text:style-name="T34">Борисов Е.С. Методы машинного обучения. 2024</text:span></text:p>
            <text:p text:style-name="P36"><text:span text:style-name="T35"><text:a xlink:href="https://github.com/mechanoid5/ml_lectorium_2024_I" xlink:type="simple">https://github.com/mechanoid5/ml_lectorium_2024_I</text:a></text:span></text:p>
            <text:p text:style-name="P36"><text:span text:style-name="T36"/></text:p>
            <text:p text:style-name="P36"><text:span text:style-name="T37">Константин Воронцов <text:s text:c="2"/>Машинное обучение. ШАД Яндекс</text:span><text:span text:style-name="T37"><text:a xlink:href="https://www.youtube.com/playlist?list=PLJOzdkh8T5kp99tGTEFjH_b9zqEQiiBtC" xlink:type="simple">https://www.youtube.com/playlist?list=PLJOzdkh8T5kp99tGTEFjH_b9zqEQiiBtC</text:a></text:span></text:p>
            <text:p text:style-name="P36"><text:span text:style-name="T37"/></text:p>
            <text:p text:style-name="P36"><text:span text:style-name="T37"/></text:p>
            <text:p text:style-name="P36"><text:span text:style-name="T38"/></text:p>
          </draw:text-box>
        </draw:frame>
        <draw:frame draw:style-name="gr53" draw:text-style-name="P37" draw:layer="layout" svg:width="16cm" svg:height="1.6cm" svg:x="1cm" svg:y="1.6cm">
          <draw:text-box>
            <text:p text:style-name="P36"><text:span text:style-name="T3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06T12:30:36.185558376</dc:date>
    <meta:editing-duration>P1DT2H13M57S</meta:editing-duration>
    <meta:editing-cycles>306</meta:editing-cycles>
    <meta:generator>LibreOffice/24.2.0.3$Linux_X86_64 LibreOffice_project/420$Build-3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